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463cm"/>
    </style:style>
    <style:style style:name="gr3" style:family="graphic" style:parent-style-name="standard">
      <style:graphic-properties draw:stroke="dash" draw:stroke-dash="Ultrafine_20_2_20_Dots_20_3_20_Dashes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448cm" fo:min-width="0.19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665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fill-color="#0000ff" draw:textarea-horizontal-align="justify" draw:textarea-vertical-align="middle" draw:auto-grow-height="false" fo:min-height="0.35cm" fo:min-width="0.109cm"/>
    </style:style>
    <style:style style:name="gr9" style:family="graphic" style:parent-style-name="standard">
      <style:graphic-properties draw:stroke="solid" svg:stroke-color="#000000" draw:fill="none" draw:fill-color="#ffffff" draw:auto-grow-width="true" fo:min-height="0.556cm" fo:min-width="1.58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882cm"/>
    </style:style>
    <style:style style:name="gr11" style:family="graphic" style:parent-style-name="SysInfo">
      <style:graphic-properties fo:min-height="1.745cm" fo:min-width="5.62cm"/>
    </style:style>
    <style:style style:name="gr12" style:family="graphic" style:parent-style-name="standard">
      <style:graphic-properties draw:fill="solid" draw:fill-color="#c0c0c0" draw:textarea-horizontal-align="justify" draw:textarea-vertical-align="middle" draw:auto-grow-height="false" fo:min-height="0.342cm" fo:min-width="0.092cm"/>
    </style:style>
    <style:style style:name="gr13" style:family="graphic" style:parent-style-name="standard">
      <style:graphic-properties draw:fill="solid" draw:fill-color="#808080" draw:textarea-horizontal-align="justify" draw:textarea-vertical-align="middle" draw:auto-grow-height="false" fo:min-height="0.42cm" fo:min-width="0.16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69cm"/>
    </style:style>
    <style:style style:name="gr15" style:family="graphic" style:parent-style-name="SysInfo">
      <style:graphic-properties fo:min-height="2.181cm" fo:min-width="2.437cm"/>
    </style:style>
    <style:style style:name="gr16" style:family="graphic" style:parent-style-name="standard">
      <style:graphic-properties draw:fill="solid" draw:fill-color="#c0c0c0" draw:textarea-horizontal-align="justify" draw:textarea-vertical-align="middle" draw:auto-grow-height="false" fo:min-height="0.086cm" fo:min-width="0cm"/>
    </style:style>
    <style:style style:name="gr17" style:family="graphic" style:parent-style-name="standard">
      <style:graphic-properties draw:fill="solid" draw:fill-color="#808080" draw:textarea-horizontal-align="justify" draw:textarea-vertical-align="middle" draw:auto-grow-height="false" fo:min-height="0.019cm" fo:min-width="0cm"/>
    </style:style>
    <style:style style:name="gr18" style:family="graphic" style:parent-style-name="SysInfo">
      <style:graphic-properties fo:min-height="1.748cm" fo:min-width="5.6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25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2pt" fo:font-weight="bold" style:font-size-asian="12pt" style:font-size-complex="12pt"/>
    </style:style>
    <style:style style:name="P4" style:family="paragraph">
      <style:text-properties fo:font-size="18pt"/>
    </style:style>
    <style:style style:name="P5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6" style:family="paragraph">
      <style:text-properties fo:font-size="11pt" fo:font-weight="bold" style:font-size-asian="11pt" style:font-weight-asian="bold" style:font-size-complex="11pt" style:font-weight-complex="bold"/>
    </style:style>
    <style:style style:name="P7" style:family="paragraph">
      <style:text-properties fo:font-size="11pt" fo:font-weight="normal" style:font-size-asian="11pt" style:font-weight-asian="normal" style:font-size-complex="11pt" style:font-weight-complex="normal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style:text-properties style:text-line-through-style="none" style:text-line-through-type="none" fo:font-size="10pt" fo:font-style="normal" style:font-size-asian="10pt" style:font-style-asian="normal" style:font-size-complex="10pt" style:font-style-complex="normal"/>
    </style:style>
    <style:style style:name="P10" style:family="paragraph">
      <style:text-properties style:text-line-through-style="none" style:text-line-through-type="non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style:text-line-through-style="none" style:text-line-through-type="non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0.697cm" svg:height="0.698cm" draw:transform="rotate (1.5707963267949) translate (18.99cm 11.411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1.963cm" svg:height="0.738cm" svg:x="18.682cm" svg:y="9.968cm">
          <draw:text-box>
            <text:p><text:span text:style-name="T1">East</text:span></text:p>
          </draw:text-box>
        </draw:frame>
        <draw:connector draw:style-name="gr3" draw:text-style-name="P1" draw:layer="layout" draw:type="line" svg:x1="11.269cm" svg:y1="11.063cm" svg:x2="18.991cm" svg:y2="11.063cm" draw:start-shape="id1" draw:start-glue-point="10" draw:end-shape="id2" draw:end-glue-point="4" svg:d="M11269 11063h7722" svg:viewBox="0 0 7723 1">
          <text:p/>
        </draw:connector>
        <draw:custom-shape draw:style-name="gr4" draw:text-style-name="P1" xml:id="id4" draw:id="id4" draw:layer="layout" svg:width="0.698cm" svg:height="0.698cm" draw:transform="rotate (1.5707963267949) translate (11.985cm 17.698cm)">
          <text:p/>
          <draw:enhanced-geometry svg:viewBox="0 0 21600 21600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3" draw:layer="layout" svg:width="3.165cm" svg:height="0.738cm" svg:x="10.5cm" svg:y="17cm">
          <draw:text-box>
            <text:p><text:span text:style-name="T2">West</text:span></text:p>
          </draw:text-box>
        </draw:frame>
        <draw:custom-shape draw:style-name="gr6" draw:text-style-name="P1" xml:id="id1" draw:id="id1" draw:layer="layout" svg:width="0.192cm" svg:height="0.193cm" svg:x="11.077cm" svg:y="10.9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3" draw:id="id3" draw:layer="layout" svg:width="0.192cm" svg:height="0.193cm" svg:x="11.077cm" svg:y="7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11.173cm" svg:y1="8.127cm" svg:x2="11.173cm" svg:y2="10.966cm" draw:start-shape="id3" draw:start-glue-point="8" draw:end-shape="id1" draw:end-glue-point="4" svg:d="M11173 8127v2839" svg:viewBox="0 0 1 2840">
          <text:p/>
        </draw:connector>
        <draw:custom-shape draw:style-name="gr6" draw:text-style-name="P1" xml:id="id6" draw:id="id6" draw:layer="layout" svg:width="0.193cm" svg:height="0.192cm" svg:x="14.376cm" svg:y="17.2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12.683cm" svg:y1="17.349cm" svg:x2="14.436cm" svg:y2="17.346cm" draw:start-shape="id4" draw:start-glue-point="4" svg:d="M12683 17349l1753-3" svg:viewBox="0 0 1754 4">
          <text:p/>
        </draw:connector>
        <draw:custom-shape draw:style-name="gr6" draw:text-style-name="P1" xml:id="id5" draw:id="id5" draw:layer="layout" svg:width="0.193cm" svg:height="0.192cm" svg:x="14.376cm" svg:y="15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14.473cm" svg:y1="15.549cm" svg:x2="14.473cm" svg:y2="17.219cm" draw:start-shape="id5" draw:start-glue-point="8" draw:end-shape="id6" draw:end-glue-point="4" svg:d="M14473 15549v1670" svg:viewBox="0 0 1 1671">
          <text:p/>
        </draw:connector>
        <draw:connector draw:style-name="gr7" draw:text-style-name="P1" xml:id="id9" draw:id="id9" draw:layer="layout" draw:type="line" svg:x1="11.173cm" svg:y1="10.966cm" svg:x2="11.218cm" svg:y2="15.452cm" draw:start-shape="id1" draw:start-glue-point="4" svg:d="M11173 10966l45 4486" svg:viewBox="0 0 46 4487">
          <text:p/>
        </draw:connector>
        <draw:custom-shape draw:style-name="gr6" draw:text-style-name="P1" xml:id="id7" draw:id="id7" draw:layer="layout" svg:width="0.192cm" svg:height="0.192cm" svg:x="16.112cm" svg:y="15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" draw:id="id8" draw:layer="layout" svg:width="0.859cm" svg:height="0.848cm" svg:x="20.718cm" svg:y="15.0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14.569cm" svg:y1="15.453cm" svg:x2="16.112cm" svg:y2="15.453cm" draw:start-shape="id5" draw:start-glue-point="10" draw:end-shape="id7" draw:end-glue-point="6" svg:d="M14569 15453h1543" svg:viewBox="0 0 1544 1">
          <text:p/>
        </draw:connector>
        <draw:connector draw:style-name="gr7" draw:text-style-name="P1" draw:layer="layout" draw:type="line" svg:x1="16.304cm" svg:y1="15.453cm" svg:x2="20.718cm" svg:y2="15.453cm" draw:start-shape="id7" draw:start-glue-point="10" draw:end-shape="id8" draw:end-glue-point="6" svg:d="M16304 15453h4414" svg:viewBox="0 0 4415 1">
          <text:p/>
        </draw:connector>
        <draw:connector draw:style-name="gr7" draw:text-style-name="P1" draw:layer="layout" draw:type="line" svg:x1="11.218cm" svg:y1="15.452cm" svg:x2="14.376cm" svg:y2="15.453cm" draw:start-shape="id9" draw:start-glue-point="3" draw:end-shape="id5" draw:end-glue-point="6" svg:d="M11218 15452l3158 1" svg:viewBox="0 0 3159 2">
          <text:p/>
        </draw:connector>
        <draw:frame draw:style-name="gr9" draw:text-style-name="P4" draw:layer="layout" svg:width="2.081cm" svg:height="0.806cm" svg:x="21.545cm" svg:y="15.803cm">
          <draw:text-box>
            <text:p><text:span text:style-name="T3">WWTP</text:span></text:p>
          </draw:text-box>
        </draw:frame>
        <draw:g>
          <draw:custom-shape draw:style-name="gr1" draw:text-style-name="P5" draw:layer="layout" svg:width="0.698cm" svg:height="0.697cm" svg:x="10.839cm" svg:y="7.299cm">
            <text:p/>
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0" draw:text-style-name="P6" draw:layer="layout" svg:width="2.382cm" svg:height="0.738cm" svg:x="11.618cm" svg:y="7.062cm">
            <draw:text-box>
              <text:p><text:span text:style-name="T1">North</text:span></text:p>
            </draw:text-box>
          </draw:frame>
        </draw:g>
        <draw:frame draw:style-name="gr11" draw:text-style-name="P7" draw:layer="layout" svg:width="6.12cm" svg:height="1.995cm" svg:x="12.88cm" svg:y="6.7cm">
          <draw:text-box>
            <text:p><text:span text:style-name="T4">Time to WWTP = 51 [min]</text:span></text:p>
            <text:p><text:span text:style-name="T4">V=390 [m³]</text:span></text:p>
            <text:p><text:span text:style-name="T4">Qmax=80 [l/s]</text:span></text:p>
          </draw:text-box>
        </draw:frame>
        <draw:custom-shape draw:style-name="gr12" draw:text-style-name="P8" draw:layer="layout" svg:width="0.836cm" svg:height="0.836cm" svg:x="15.789cm" svg:y="16.794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13" draw:text-style-name="P8" draw:layer="layout" svg:width="0.669cm" svg:height="0.67cm" draw:transform="rotate (-3.14159265358979) translate (16.523cm 17.427cm)">
          <text:p/>
          <draw:enhanced-geometry svg:viewBox="0 0 21600 21600" draw:mirror-horizontal="true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4" draw:text-style-name="P2" draw:layer="layout" svg:width="3.19cm" svg:height="0.738cm" svg:x="16.512cm" svg:y="16.794cm">
          <draw:text-box>
            <text:p><text:span text:style-name="T1">South</text:span></text:p>
          </draw:text-box>
        </draw:frame>
        <draw:connector draw:style-name="gr7" draw:text-style-name="P1" draw:layer="layout" draw:type="line" svg:x1="16.221cm" svg:y1="16.83cm" svg:x2="16.208cm" svg:y2="15.357cm" draw:end-shape="id7" draw:end-glue-point="4" svg:d="M16221 16830l-13-1473" svg:viewBox="0 0 14 1474">
          <text:p/>
        </draw:connector>
        <draw:frame draw:style-name="gr15" draw:text-style-name="P7" draw:layer="layout" svg:width="3.135cm" svg:height="2.431cm" svg:x="21.289cm" svg:y="16.572cm">
          <draw:text-box>
            <text:p><text:span text:style-name="T4">Qmax=250 [l/s]</text:span></text:p>
            <text:p><text:span text:style-name="T4">QRef =150 [l/s]</text:span></text:p>
          </draw:text-box>
        </draw:frame>
        <draw:g>
          <draw:custom-shape draw:style-name="gr16" draw:text-style-name="P8" draw:layer="layout" svg:width="0.336cm" svg:height="0.336cm" draw:transform="rotate (-3.14159265358979) translate (18.978cm 11.23cm)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custom-shape draw:style-name="gr17" draw:text-style-name="P8" draw:layer="layout" svg:width="0.269cm" svg:height="0.269cm" draw:transform="rotate (-1.5707963267949) translate (18.913cm 10.926cm)">
            <text:p/>
            <draw:enhanced-geometry svg:viewBox="0 0 21600 21600" draw:mirror-horizontal="true" draw:glue-points="10800 0 ?f1 10800 0 21600 10800 21600 21600 21600 ?f7 10800" draw:text-areas="?f1 10800 ?f2 18000 ?f3 7200 ?f4 21600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1" draw:text-style-name="P7" draw:layer="layout" svg:width="6.12cm" svg:height="1.995cm" svg:x="19.88cm" svg:y="10.101cm">
          <draw:text-box>
            <text:p><text:span text:style-name="T4">Time to WWTP = 76 [min]</text:span></text:p>
            <text:p><text:span text:style-name="T4">V=570 [m³]</text:span></text:p>
            <text:p><text:span text:style-name="T4">Qmax=150 [l/s]</text:span></text:p>
          </draw:text-box>
        </draw:frame>
        <draw:frame draw:style-name="gr18" draw:text-style-name="P7" draw:layer="layout" svg:width="6.12cm" svg:height="1.998cm" svg:x="7.88cm" svg:y="16.502cm">
          <draw:text-box>
            <text:p><text:span text:style-name="T4">Time to WWTP = 32 [min]</text:span></text:p>
            <text:p><text:span text:style-name="T4">V=5280 [m³]</text:span></text:p>
            <text:p><text:span text:style-name="T4">Qmax=220 [l/s]</text:span></text:p>
          </draw:text-box>
        </draw:frame>
        <draw:frame draw:style-name="gr11" draw:text-style-name="P7" draw:layer="layout" svg:width="6.12cm" svg:height="1.995cm" svg:x="15.08cm" svg:y="17.603cm">
          <draw:text-box>
            <text:p><text:span text:style-name="T4">Time to WWTP = 8 [min]</text:span></text:p>
            <text:p><text:span text:style-name="T4">Qmax=4 [l/s]</text:span></text:p>
          </draw:text-box>
        </draw:frame>
        <draw:frame draw:style-name="gr19" draw:text-style-name="P10" draw:layer="layout" svg:width="3.516cm" svg:height="1.029cm" svg:x="7.7cm" svg:y="8.672cm">
          <draw:text-box>
            <text:p text:style-name="P9"><text:span text:style-name="T5">Avg time = 20 [min]</text:span></text:p>
            <text:p text:style-name="P9"><text:span text:style-name="T5">Qmax <text:s/>= 80 [l/s]</text:span></text:p>
          </draw:text-box>
        </draw:frame>
        <draw:frame draw:style-name="gr19" draw:text-style-name="P10" draw:layer="layout" svg:width="3.516cm" svg:height="1.029cm" svg:x="13cm" svg:y="9.801cm">
          <draw:text-box>
            <text:p text:style-name="P9"><text:span text:style-name="T5">Avg time = 45 [min]</text:span></text:p>
            <text:p text:style-name="P9"><text:span text:style-name="T5">Qmax <text:s/>= 150 [l/s]</text:span></text:p>
          </draw:text-box>
        </draw:frame>
        <draw:frame draw:style-name="gr19" draw:text-style-name="P10" draw:layer="layout" svg:width="3.516cm" svg:height="1.029cm" svg:x="11.2cm" svg:y="17.473cm">
          <draw:text-box>
            <text:p text:style-name="P9"><text:span text:style-name="T5">Avg time = 15 [min]</text:span></text:p>
            <text:p text:style-name="P9"><text:span text:style-name="T5">Qmax <text:s/>= 220 [l/s]</text:span></text:p>
          </draw:text-box>
        </draw:frame>
        <draw:frame draw:style-name="gr19" draw:text-style-name="P10" draw:layer="layout" svg:width="3.321cm" svg:height="1.029cm" svg:x="13cm" svg:y="14cm">
          <draw:text-box>
            <text:p text:style-name="P9"><text:span text:style-name="T5">Avg time = 9 [min]</text:span></text:p>
            <text:p text:style-name="P9"><text:span text:style-name="T5">Qmax <text:s/>= 240 [l/s]</text:span></text:p>
          </draw:text-box>
        </draw:frame>
        <draw:frame draw:style-name="gr19" draw:text-style-name="P10" draw:layer="layout" svg:width="3.321cm" svg:height="1.029cm" svg:x="16.862cm" svg:y="15.401cm">
          <draw:text-box>
            <text:p text:style-name="P9"><text:span text:style-name="T5">Avg time = 8 [min]</text:span></text:p>
            <text:p text:style-name="P9"><text:span text:style-name="T5">Qmax <text:s/>= 250 [l/s]</text:span></text:p>
          </draw:text-box>
        </draw:frame>
        <draw:frame draw:style-name="gr19" draw:text-style-name="P10" draw:layer="layout" svg:width="3.516cm" svg:height="1.029cm" svg:x="7.7cm" svg:y="13.274cm">
          <draw:text-box>
            <text:p text:style-name="P9"><text:span text:style-name="T5">Avg time = 14 [min]</text:span></text:p>
            <text:p text:style-name="P9"><text:span text:style-name="T5">Qmax <text:s/>= 200 [l/s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ysInfo" style:family="graphic" style:parent-style-name="standard">
      <style:graphic-properties draw:stroke="none" draw:stroke-dash="Dashed_20__28_var_29__20_2" svg:stroke-color="#000000" draw:fill="none" draw:fill-color="#ffffff" draw:fill-gradient-name="Gradient_20_7" draw:fill-hatch-name="Hatching_20_1" draw:fill-image-name="Bitmape_20_1" draw:textarea-horizontal-align="left" draw:auto-grow-height="true" draw:auto-grow-width="true" fo:min-height="0cm" fo:min-width="0cm"/>
      <style:text-properties fo:color="#008000" fo:font-size="12pt" fo:font-weight="bold" style:font-size-asian="9pt" style:font-weight-asian="bold" style:font-size-complex="9pt" style:font-weight-complex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Fiorelli</meta:initial-creator>
    <meta:creation-date>2011-07-04T10:21:24.42</meta:creation-date>
    <dc:date>2016-04-22T15:37:41.650000000</dc:date>
    <meta:editing-duration>PT11H8M57S</meta:editing-duration>
    <meta:editing-cycles>36</meta:editing-cycles>
    <meta:generator>LibreOffice/4.3.4.1$Windows_x86 LibreOffice_project/bc356b2f991740509f321d70e4512a6a54c5f243</meta:generator>
    <meta:printed-by>Georges Schutz</meta:printed-by>
    <meta:print-date>2015-04-07T18:42:37.097000000</meta:print-date>
    <meta:document-statistic meta:object-count="40"/>
  </office:meta>
</office:document-meta>
</file>